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comment">Для создания процедур с 5.0.3 требуется привилегия <text:span text:style-name="T1">CREATE ROUTINE</text:span></text:p>
      <text:p text:style-name="_5f_comment">Для команд CREATE PROCEDURE и CREATE FUNCTION требуются привилегия пользователя CREATE ROUTINE. Также может потребоваться привилегия SUPER, это зависит от значения DEFINER, которое будет описано далее. Если включен бинарный лог для CREATE FUNCTION, то может потребоваться привилегия SUPER. По умолчанию MySQL автоматически предоставляет для создателя подпрограммы привилегии ALTER ROUTINE и EXECUTE. Такое поведение можно изменить, отключив системную переменную automatic_sp_privileges:</text:p>
      <text:p text:style-name="_5f_paragraph"/>
      <text:p text:style-name="_5f_paragraph"/>
      <text:p text:style-name="_5f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text-properties fo:language="zxx" fo:country="none"/>
    </style:style>
    <style:style style:name="_5f_code" style:display-name="_code" style:family="paragraph" style:parent-style-name="_5f_text" style:next-style-name="_5f_text"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Hack" fo:font-family="Hack"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style:master-page-name="">
      <loext:graphic-properties draw:fill="solid" draw:fill-color="#ffffa6"/>
      <style:paragraph-properties fo:margin-left="0cm" fo:margin-right="0cm" fo:margin-top="0.199cm" fo:margin-bottom="0.199cm" style:contextual-spacing="true" fo:text-indent="0cm" style:auto-text-indent="false" style:page-number="auto" fo:background-color="#ffffa6" fo:padding-left="0.499cm" fo:padding-right="0.499cm" fo:padding-top="0.199cm" fo:padding-bottom="0.199cm" fo:border="none">
        <style:tab-stops/>
      </style:paragraph-properties>
      <style:text-properties style:font-name="Calibri" fo:font-family="Calibri" style:font-style-name="Курсив" style:font-family-generic="swiss" style:font-pitch="variable" fo:font-size="11pt" fo:language="zxx" fo:country="none" fo:font-style="italic" fo:font-weight="normal" fo:background-color="transparent"/>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1" fo:font-family="'Calibri Light'" style:font-style-name="Обычный" style:font-family-generic="swiss" style:font-pitch="variable" fo:font-size="10pt"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1"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7T15:22:22.886000000</dc:date>
    <meta:editing-duration>PT2M19S</meta:editing-duration>
    <meta:editing-cycles>4</meta:editing-cycles>
    <meta:document-statistic meta:table-count="0" meta:image-count="0" meta:object-count="0" meta:page-count="1" meta:paragraph-count="2" meta:word-count="68" meta:character-count="551" meta:non-whitespace-character-count="485"/>
  </office:meta>
</office:document-meta>
</file>